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8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2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203">
            <text:p>0,203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33">
            <text:p>33,000</text:p>
          </table:table-cell>
          <table:table-cell/>
          <table:table-cell table:style-name="ce4" table:formula="of:=[.F6]/[.F4]" office:value-type="float" office:value="2.781">
            <text:p>2,781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0.038">
            <text:p>0,03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43">
            <text:p>0,430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057">
            <text:p>4,057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8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22">
            <text:p>0,322</text:p>
          </table:table-cell>
          <table:table-cell office:value-type="float" office:value="153868">
            <text:p>153868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288">
            <text:p>1,288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455">
            <text:p>1,455</text:p>
          </table:table-cell>
          <table:table-cell office:value-type="float" office:value="1204317">
            <text:p>1204317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107">
            <text:p>11,107</text:p>
          </table:table-cell>
          <table:table-cell table:formula="of:=[.G36]/[.G34]" office:value-type="float" office:value="13.568">
            <text:p>13,568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float" office:value="1">
            <text:p>1,000</text:p>
          </table:table-cell>
          <table:table-cell table:formula="of:=[.G41]/[.G40]" office:value-type="float" office:value="0.848">
            <text:p>0,848</text:p>
          </table:table-cell>
          <table:table-cell table:formula="of:=[.H41]/[.H40]" office:value-type="float" office:value="0.971">
            <text:p>0,971</text:p>
          </table:table-cell>
          <table:table-cell table:style-name="ce14" table:formula="of:=[.I41]/[.I4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19" office:value-type="string">
            <text:p>&gt;7,000</text:p>
          </table:table-cell>
          <table:table-cell table:formula="of:=[.G42]/[.G40]" office:value-type="float" office:value="11.482">
            <text:p>11,482</text:p>
          </table:table-cell>
          <table:table-cell table:formula="of:=[.H42]/[.H40]" office:value-type="float" office:value="1.125">
            <text:p>1,125</text:p>
          </table:table-cell>
          <table:table-cell table:style-name="ce14" table:formula="of:=[.I42]/[.I40]" office:value-type="float" office:value="1.162">
            <text:p>1,16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19" office:value-type="string">
            <text:p>&gt;10876,000</text:p>
          </table:table-cell>
          <table:table-cell table:formula="of:=[.G43]/[.G40]" office:value-type="float" office:value="28669.709">
            <text:p>28669,709</text:p>
          </table:table-cell>
          <table:table-cell table:formula="of:=[.H43]/[.H40]" office:value-type="float" office:value="1">
            <text:p>1,000</text:p>
          </table:table-cell>
          <table:table-cell table:style-name="ce14" table:formula="of:=[.I43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0" office:value-type="string">
            <text:p>&gt;2,000</text:p>
          </table:table-cell>
          <table:table-cell table:style-name="ce7" table:formula="of:=[.G44]/[.G40]" office:value-type="float" office:value="2.314">
            <text:p>2,314</text:p>
          </table:table-cell>
          <table:table-cell table:style-name="ce7" table:formula="of:=[.H44]/[.H40]" office:value-type="float" office:value="1">
            <text:p>1,000</text:p>
          </table:table-cell>
          <table:table-cell table:style-name="ce16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47]/[.F46]" office:value-type="float" office:value="1.125">
            <text:p>1,125</text:p>
          </table:table-cell>
          <table:table-cell table:formula="of:=[.G47]/[.G46]" office:value-type="float" office:value="0.717">
            <text:p>0,717</text:p>
          </table:table-cell>
          <table:table-cell table:formula="of:=[.H47]/[.H46]" office:value-type="float" office:value="0.975">
            <text:p>0,975</text:p>
          </table:table-cell>
          <table:table-cell table:style-name="ce14" table:formula="of:=[.I47]/[.I46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48]/[.F46]" office:value-type="float" office:value="44.25">
            <text:p>44,250</text:p>
          </table:table-cell>
          <table:table-cell table:formula="of:=[.G48]/[.G46]" office:value-type="float" office:value="65.149">
            <text:p>65,149</text:p>
          </table:table-cell>
          <table:table-cell table:formula="of:=[.H48]/[.H46]" office:value-type="float" office:value="1.086">
            <text:p>1,086</text:p>
          </table:table-cell>
          <table:table-cell table:style-name="ce14" table:formula="of:=[.I48]/[.I46]" office:value-type="float" office:value="1.11">
            <text:p>1,11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50]/[.F46]" office:value-type="float" office:value="2.125">
            <text:p>2,125</text:p>
          </table:table-cell>
          <table:table-cell table:style-name="ce7" table:formula="of:=[.G50]/[.G46]" office:value-type="float" office:value="3.192">
            <text:p>3,192</text:p>
          </table:table-cell>
          <table:table-cell table:style-name="ce7" table:formula="of:=[.H50]/[.H46]" office:value-type="float" office:value="1">
            <text:p>1,000</text:p>
          </table:table-cell>
          <table:table-cell table:style-name="ce16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53]/[.F52]" office:value-type="float" office:value="1.1">
            <text:p>1,100</text:p>
          </table:table-cell>
          <table:table-cell table:formula="of:=[.G53]/[.G52]" office:value-type="float" office:value="0.798">
            <text:p>0,798</text:p>
          </table:table-cell>
          <table:table-cell table:formula="of:=[.H53]/[.H52]" office:value-type="float" office:value="0.978">
            <text:p>0,978</text:p>
          </table:table-cell>
          <table:table-cell table:style-name="ce14" table:formula="of:=[.I53]/[.I52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54]/[.F52]" office:value-type="float" office:value="55.233">
            <text:p>55,233</text:p>
          </table:table-cell>
          <table:table-cell table:formula="of:=[.G54]/[.G52]" office:value-type="float" office:value="79.9">
            <text:p>79,900</text:p>
          </table:table-cell>
          <table:table-cell table:formula="of:=[.H54]/[.H52]" office:value-type="float" office:value="1.044">
            <text:p>1,044</text:p>
          </table:table-cell>
          <table:table-cell table:style-name="ce14" table:formula="of:=[.I54]/[.I52]" office:value-type="float" office:value="1.094">
            <text:p>1,09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56]/[.F52]" office:value-type="float" office:value="2.367">
            <text:p>2,367</text:p>
          </table:table-cell>
          <table:table-cell table:style-name="ce7" table:formula="of:=[.G56]/[.G52]" office:value-type="float" office:value="3.648">
            <text:p>3,648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59]/[.F58]" office:value-type="float" office:value="1.045">
            <text:p>1,045</text:p>
          </table:table-cell>
          <table:table-cell table:formula="of:=[.G59]/[.G58]" office:value-type="float" office:value="0.786">
            <text:p>0,786</text:p>
          </table:table-cell>
          <table:table-cell table:formula="of:=[.H59]/[.H58]" office:value-type="float" office:value="0.978">
            <text:p>0,978</text:p>
          </table:table-cell>
          <table:table-cell table:style-name="ce14" table:formula="of:=[.I59]/[.I58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60]/[.F58]" office:value-type="float" office:value="51.03">
            <text:p>51,030</text:p>
          </table:table-cell>
          <table:table-cell table:formula="of:=[.G60]/[.G58]" office:value-type="float" office:value="82.246">
            <text:p>82,246</text:p>
          </table:table-cell>
          <table:table-cell table:formula="of:=[.H60]/[.H58]" office:value-type="float" office:value="1.042">
            <text:p>1,042</text:p>
          </table:table-cell>
          <table:table-cell table:style-name="ce14" table:formula="of:=[.I60]/[.I58]" office:value-type="float" office:value="1.096">
            <text:p>1,09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62]/[.F58]" office:value-type="float" office:value="2.5">
            <text:p>2,500</text:p>
          </table:table-cell>
          <table:table-cell table:style-name="ce7" table:formula="of:=[.G62]/[.G58]" office:value-type="float" office:value="3.606">
            <text:p>3,606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65]/[.F64]" office:value-type="float" office:value="1.5">
            <text:p>1,500</text:p>
          </table:table-cell>
          <table:table-cell table:formula="of:=[.G65]/[.G64]" office:value-type="float" office:value="1.012">
            <text:p>1,012</text:p>
          </table:table-cell>
          <table:table-cell table:formula="of:=[.H65]/[.H64]" office:value-type="float" office:value="0.987">
            <text:p>0,987</text:p>
          </table:table-cell>
          <table:table-cell table:style-name="ce14" table:formula="of:=[.I65]/[.I64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66]/[.F64]" office:value-type="float" office:value="25.5">
            <text:p>25,500</text:p>
          </table:table-cell>
          <table:table-cell table:formula="of:=[.G66]/[.G64]" office:value-type="float" office:value="68.597">
            <text:p>68,597</text:p>
          </table:table-cell>
          <table:table-cell table:formula="of:=[.H66]/[.H64]" office:value-type="float" office:value="1.032">
            <text:p>1,032</text:p>
          </table:table-cell>
          <table:table-cell table:style-name="ce14" table:formula="of:=[.I66]/[.I64]" office:value-type="float" office:value="10.848">
            <text:p>10,84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67]/[.F64]" office:value-type="float" office:value="21824">
            <text:p>21824,000</text:p>
          </table:table-cell>
          <table:table-cell table:formula="of:=[.G67]/[.G64]" office:value-type="float" office:value="94601.256">
            <text:p>94601,256</text:p>
          </table:table-cell>
          <table:table-cell table:formula="of:=[.H67]/[.H64]" office:value-type="float" office:value="1">
            <text:p>1,000</text:p>
          </table:table-cell>
          <table:table-cell table:style-name="ce14" table:formula="of:=[.I67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68]/[.F64]" office:value-type="float" office:value="3">
            <text:p>3,000</text:p>
          </table:table-cell>
          <table:table-cell table:style-name="ce7" table:formula="of:=[.G68]/[.G64]" office:value-type="float" office:value="9.057">
            <text:p>9,057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71]/[.F70]" office:value-type="float" office:value="1.5">
            <text:p>1,500</text:p>
          </table:table-cell>
          <table:table-cell table:formula="of:=[.G71]/[.G70]" office:value-type="float" office:value="0.8">
            <text:p>0,800</text:p>
          </table:table-cell>
          <table:table-cell table:formula="of:=[.H71]/[.H70]" office:value-type="float" office:value="0.975">
            <text:p>0,975</text:p>
          </table:table-cell>
          <table:table-cell table:style-name="ce14" table:formula="of:=[.I71]/[.I70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72]/[.F70]" office:value-type="float" office:value="45">
            <text:p>45,000</text:p>
          </table:table-cell>
          <table:table-cell table:formula="of:=[.G72]/[.G70]" office:value-type="float" office:value="48.725">
            <text:p>48,725</text:p>
          </table:table-cell>
          <table:table-cell table:formula="of:=[.H72]/[.H70]" office:value-type="float" office:value="1.031">
            <text:p>1,031</text:p>
          </table:table-cell>
          <table:table-cell table:style-name="ce14" table:formula="of:=[.I72]/[.I70]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813">
            <text:p>3,813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77]/[.F76]" office:value-type="float" office:value="1">
            <text:p>1,000</text:p>
          </table:table-cell>
          <table:table-cell table:formula="of:=[.G77]/[.G76]" office:value-type="float" office:value="0.795">
            <text:p>0,795</text:p>
          </table:table-cell>
          <table:table-cell table:formula="of:=[.H77]/[.H76]" office:value-type="float" office:value="0.973">
            <text:p>0,973</text:p>
          </table:table-cell>
          <table:table-cell table:style-name="ce14" table:formula="of:=[.I77]/[.I76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78]/[.F76]" office:value-type="float" office:value="17.333">
            <text:p>17,333</text:p>
          </table:table-cell>
          <table:table-cell table:formula="of:=[.G78]/[.G76]" office:value-type="float" office:value="32.194">
            <text:p>32,194</text:p>
          </table:table-cell>
          <table:table-cell table:formula="of:=[.H78]/[.H76]" office:value-type="float" office:value="1.031">
            <text:p>1,031</text:p>
          </table:table-cell>
          <table:table-cell table:style-name="ce14" table:formula="of:=[.I78]/[.I76]" office:value-type="float" office:value="1.068">
            <text:p>1,06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80]/[.F76]" office:value-type="float" office:value="1.667">
            <text:p>1,667</text:p>
          </table:table-cell>
          <table:table-cell table:style-name="ce7" table:formula="of:=[.G80]/[.G76]" office:value-type="float" office:value="2.807">
            <text:p>2,80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83]/[.F82]" office:value-type="float" office:value="1.5">
            <text:p>1,500</text:p>
          </table:table-cell>
          <table:table-cell table:formula="of:=[.G83]/[.G82]" office:value-type="float" office:value="0.875">
            <text:p>0,875</text:p>
          </table:table-cell>
          <table:table-cell table:formula="of:=[.H83]/[.H82]" office:value-type="float" office:value="0.978">
            <text:p>0,978</text:p>
          </table:table-cell>
          <table:table-cell table:style-name="ce14" table:formula="of:=[.I83]/[.I8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84]/[.F82]" office:value-type="float" office:value="24.5">
            <text:p>24,500</text:p>
          </table:table-cell>
          <table:table-cell table:formula="of:=[.G84]/[.G82]" office:value-type="float" office:value="53.171">
            <text:p>53,171</text:p>
          </table:table-cell>
          <table:table-cell table:formula="of:=[.H84]/[.H82]" office:value-type="float" office:value="1.094">
            <text:p>1,094</text:p>
          </table:table-cell>
          <table:table-cell table:style-name="ce14" table:formula="of:=[.I84]/[.I82]" office:value-type="float" office:value="1.171">
            <text:p>1,17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86]/[.F82]" office:value-type="float" office:value="2">
            <text:p>2,000</text:p>
          </table:table-cell>
          <table:table-cell table:style-name="ce7" table:formula="of:=[.G86]/[.G82]" office:value-type="float" office:value="3.896">
            <text:p>3,896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2016-05-06</text:date>, <text:time>14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6T14:44:15.44</dc:date>
    <meta:editing-duration>PT17H11M13S</meta:editing-duration>
    <meta:editing-cycles>16</meta:editing-cycles>
    <meta:generator>OpenOffice/4.1.1$Win32 OpenOffice.org_project/411m6$Build-9775</meta:generator>
    <meta:document-statistic meta:table-count="3" meta:cell-count="686" meta:object-count="0"/>
  </office:meta>
</office:document-meta>
</file>